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6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2.1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182cm"/>
      <style:paragraph-properties style:writing-mode="lr-tb"/>
    </style:style>
    <style:style style:name="gr8" style:family="graphic" style:parent-style-name="objectwithoutfill">
      <style:graphic-properties svg:stroke-color="#000000" draw:marker-start="Symmetric_20_Arrow"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Symmetric_20_Arrow" draw:fill="none" draw:textarea-vertical-align="middle"/>
    </style:style>
    <style:style style:name="gr11" style:family="graphic" style:parent-style-name="objectwithoutfill">
      <style:graphic-properties svg:stroke-color="#000000" draw:marker-end="Symmetric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948cm"/>
      <style:paragraph-properties style:writing-mode="lr-tb"/>
    </style:style>
    <style:style style:name="gr13" style:family="graphic" style:parent-style-name="objectwithoutfill">
      <style:graphic-properties svg:stroke-color="#000000" draw:marker-start="Symmetric_20_Arrow" draw:fill="none" draw:textarea-vertical-align="middle"/>
    </style:style>
    <style:style style:name="gr14" style:family="graphic" style:parent-style-name="objectwithoutfill">
      <style:graphic-properties svg:stroke-color="#000000" draw:marker-start="Symmetric_20_Arrow" draw:marker-end="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2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18" style:family="graphic" style:parent-style-name="objectwithoutfill">
      <style:graphic-properties svg:stroke-color="#000000" draw:marker-start="Symmetric_20_Arrow" draw:marker-end="Symmetric_20_Arrow" draw:marker-end-width="0.20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5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1.9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1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93cm" fo:min-width="2.6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1.91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1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2.9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2.1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143cm" svg:x="13.319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5.857cm" svg:y="9.539cm">
          <text:p text:style-name="P1">Peop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13.454cm" svg:y="14.959cm">
          <text:p text:style-name="P1">Journa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19.779cm" svg:y="9.697cm">
          <text:p text:style-name="P1">Organization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3cm" svg:height="0.962cm" svg:x="14.208cm" svg:y="6.207cm">
          <draw:text-box>
            <text:p>Books</text:p>
          </draw:text-box>
        </draw:frame>
        <draw:frame draw:style-name="gr4" draw:text-style-name="P3" draw:layer="layout" svg:width="2.667cm" svg:height="2.032cm" svg:x="11.16cm" svg:y="11.16cm">
          <draw:text-box>
            <text:p><text:span text:style-name="T1">Edi</text:span><text:span text:style-name="T1">tor,</text:span></text:p>
            <text:p><text:span text:style-name="T1">Illu</text:span><text:span text:style-name="T1">str</text:span><text:span text:style-name="T1">ato</text:span><text:span text:style-name="T1">r,</text:span></text:p>
            <text:p><text:span text:style-name="T1">...</text:span></text:p>
          </draw:text-box>
        </draw:frame>
        <draw:frame draw:style-name="gr5" draw:text-style-name="P3" draw:layer="layout" svg:width="2.83cm" svg:height="3.026cm" svg:x="9.333cm" svg:y="5.848cm">
          <draw:text-box>
            <text:p><text:span text:style-name="T1">Aut</text:span><text:span text:style-name="T1">hor</text:span><text:span text:style-name="T1">,</text:span></text:p>
            <text:p><text:span text:style-name="T1">Edi</text:span><text:span text:style-name="T1">tor,</text:span></text:p>
            <text:p><text:span text:style-name="T1">Illu</text:span><text:span text:style-name="T1">str</text:span><text:span text:style-name="T1">ato</text:span><text:span text:style-name="T1">r,</text:span></text:p>
            <text:p><text:span text:style-name="T1">Tra</text:span><text:span text:style-name="T1">nsl</text:span><text:span text:style-name="T1">ato</text:span><text:span text:style-name="T1">r,</text:span></text:p>
            <text:p><text:span text:style-name="T1">...</text:span></text:p>
          </draw:text-box>
        </draw:frame>
        <draw:frame draw:style-name="gr6" draw:text-style-name="P3" draw:layer="layout" svg:width="2.682cm" svg:height="1.361cm" svg:x="19.161cm" svg:y="11.831cm">
          <draw:text-box>
            <text:p><text:span text:style-name="T1">Pu</text:span><text:span text:style-name="T1">blis</text:span><text:span text:style-name="T1">her</text:span><text:span text:style-name="T1">,</text:span></text:p>
            <text:p><text:span text:style-name="T1">...</text:span></text:p>
          </draw:text-box>
        </draw:frame>
        <draw:frame draw:style-name="gr7" draw:text-style-name="P3" draw:layer="layout" svg:width="2.682cm" svg:height="1.916cm" svg:x="18.507cm" svg:y="6.843cm">
          <draw:text-box>
            <text:p><text:span text:style-name="T1">Pu</text:span><text:span text:style-name="T1">blis</text:span><text:span text:style-name="T1">her</text:span><text:span text:style-name="T1">,</text:span></text:p>
            <text:p><text:span text:style-name="T1">Edi</text:span><text:span text:style-name="T1">tor,</text:span></text:p>
            <text:p><text:span text:style-name="T1">…</text:span></text:p>
          </draw:text-box>
        </draw:frame>
        <draw:line draw:style-name="gr8" draw:text-style-name="P4" draw:layer="layout" svg:x1="17.129cm" svg:y1="7.223cm" svg:x2="19.796cm" svg:y2="9.636cm">
          <text:p/>
        </draw:line>
        <draw:line draw:style-name="gr8" draw:text-style-name="P4" draw:layer="layout" svg:x1="17.637cm" svg:y1="14.97cm" svg:x2="19.796cm" svg:y2="10.906cm">
          <text:p/>
        </draw:line>
        <draw:line draw:style-name="gr8" draw:text-style-name="P4" draw:layer="layout" svg:x1="10.017cm" svg:y1="9.763cm" svg:x2="13.319cm" svg:y2="7.223cm">
          <text:p/>
        </draw:line>
        <draw:line draw:style-name="gr8" draw:text-style-name="P4" draw:layer="layout" svg:x1="9.89cm" svg:y1="10.525cm" svg:x2="13.573cm" svg:y2="14.97cm">
          <text:p/>
        </draw:line>
        <draw:line draw:style-name="gr8" draw:text-style-name="P4" draw:layer="layout" svg:x1="15.224cm" svg:y1="7.223cm" svg:x2="15.224cm" svg:y2="9.636cm">
          <text:p/>
        </draw:line>
        <draw:frame draw:style-name="gr9" draw:text-style-name="P3" draw:layer="layout" svg:width="2.794cm" svg:height="2.159cm" svg:x="1.508cm" svg:y="9.255cm">
          <draw:text-box>
            <text:p><text:span text:style-name="T1">Fat</text:span><text:span text:style-name="T1">her</text:span><text:span text:style-name="T1">,</text:span></text:p>
            <text:p><text:span text:style-name="T1">Da</text:span><text:span text:style-name="T1">ug</text:span><text:span text:style-name="T1">hte</text:span><text:span text:style-name="T1">r,</text:span></text:p>
            <text:p><text:span text:style-name="T1">...</text:span></text:p>
          </draw:text-box>
        </draw:frame>
        <draw:line draw:style-name="gr10" draw:text-style-name="P4" draw:layer="layout" svg:x1="5.826cm" svg:y1="10.652cm" svg:x2="4.302cm" svg:y2="10.271cm">
          <text:p/>
        </draw:line>
        <draw:line draw:style-name="gr11" draw:text-style-name="P4" draw:layer="layout" svg:x1="4.333cm" svg:y1="10.245cm" svg:x2="5.826cm" svg:y2="9.509cm">
          <text:p/>
        </draw:line>
        <draw:frame draw:style-name="gr12" draw:text-style-name="P3" draw:layer="layout" svg:width="3.448cm" svg:height="2.471cm" svg:x="13.448cm" svg:y="2.524cm">
          <draw:text-box>
            <text:p><text:span text:style-name="T1">Se</text:span><text:span text:style-name="T1">rie</text:span><text:span text:style-name="T1">s,</text:span></text:p>
            <text:p><text:span text:style-name="T1">Edi</text:span><text:span text:style-name="T1">tio</text:span><text:span text:style-name="T1">n,</text:span></text:p>
            <text:p><text:span text:style-name="T1">Mu</text:span><text:span text:style-name="T1">lti-</text:span><text:span text:style-name="T1">vol</text:span><text:span text:style-name="T1">um</text:span><text:span text:style-name="T1">e,</text:span></text:p>
            <text:p><text:span text:style-name="T1">...</text:span></text:p>
          </draw:text-box>
        </draw:frame>
        <draw:line draw:style-name="gr13" draw:text-style-name="P4" draw:layer="layout" svg:x1="14.97cm" svg:y1="4.683cm" svg:x2="13.954cm" svg:y2="5.953cm">
          <text:p/>
        </draw:line>
        <draw:line draw:style-name="gr14" draw:text-style-name="P4" draw:layer="layout" svg:x1="14.589cm" svg:y1="16.356cm" svg:x2="15.351cm" svg:y2="17.51cm">
          <text:p/>
        </draw:line>
        <draw:line draw:style-name="gr13" draw:text-style-name="P4" draw:layer="layout" svg:x1="15.605cm" svg:y1="17.637cm" svg:x2="16.621cm" svg:y2="16.483cm">
          <text:p/>
        </draw:line>
        <draw:frame draw:style-name="gr15" draw:text-style-name="P3" draw:layer="layout" svg:width="1.793cm" svg:height="1.916cm" svg:x="14.843cm" svg:y="17.499cm">
          <draw:text-box>
            <text:p><text:span text:style-name="T1">To,</text:span></text:p>
            <text:p><text:span text:style-name="T1">Fro</text:span><text:span text:style-name="T1">m,</text:span></text:p>
            <text:p><text:span text:style-name="T1">...</text:span></text:p>
          </draw:text-box>
        </draw:frame>
        <draw:frame draw:style-name="gr16" draw:text-style-name="P3" draw:layer="layout" svg:width="3.067cm" svg:height="0.806cm" svg:x="10.556cm" svg:y="9.693cm">
          <draw:text-box>
            <text:p><text:span text:style-name="T1">Re</text:span><text:span text:style-name="T1">vie</text:span><text:span text:style-name="T1">we</text:span><text:span text:style-name="T1">r</text:span></text:p>
          </draw:text-box>
        </draw:frame>
        <draw:line draw:style-name="gr8" draw:text-style-name="P4" draw:layer="layout" svg:x1="10.048cm" svg:y1="10.372cm" svg:x2="13.446cm" svg:y2="10.398cm">
          <text:p/>
        </draw:line>
        <draw:line draw:style-name="gr17" draw:text-style-name="P4" draw:layer="layout" svg:x1="15.224cm" svg:y1="4.683cm" svg:x2="16.367cm" svg:y2="5.953cm">
          <text:p/>
        </draw:line>
        <draw:line draw:style-name="gr18" draw:text-style-name="P4" draw:layer="layout" svg:x1="2.524cm" svg:y1="3.159cm" svg:x2="5.064cm" svg:y2="3.159cm">
          <text:p/>
        </draw:line>
        <draw:frame draw:style-name="gr19" draw:text-style-name="P3" draw:layer="layout" svg:width="2.568cm" svg:height="0.806cm" svg:x="5.318cm" svg:y="2.738cm">
          <draw:text-box>
            <text:p><text:span text:style-name="T1">Rel</text:span><text:span text:style-name="T1">ati</text:span><text:span text:style-name="T1">on</text:span><text:span text:style-name="T1">s</text:span></text:p>
          </draw:text-box>
        </draw:frame>
        <draw:custom-shape draw:style-name="gr20" draw:text-style-name="P1" draw:layer="layout" svg:width="2.413cm" svg:height="0.635cm" svg:x="2.651cm" svg:y="4.04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132cm" svg:height="0.806cm" svg:x="5.362cm" svg:y="3.921cm">
          <draw:text-box>
            <text:p><text:span text:style-name="T1">Ent</text:span><text:span text:style-name="T1">itie</text:span><text:span text:style-name="T1">s</text:span></text:p>
          </draw:text-box>
        </draw:frame>
        <draw:custom-shape draw:style-name="gr22" draw:text-style-name="P1" draw:layer="layout" svg:width="3.122cm" svg:height="1.143cm" svg:x="13.499cm" svg:y="9.657cm">
          <text:p text:style-name="P1">Review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51cm" svg:y1="10.779cm" svg:x2="15.351cm" svg:y2="14.97cm">
          <text:p/>
        </draw:line>
        <draw:frame draw:style-name="gr16" draw:text-style-name="P3" draw:layer="layout" svg:width="3.702cm" svg:height="0.806cm" svg:x="15.224cm" svg:y="13.065cm">
          <draw:text-box>
            <text:p><text:span text:style-name="T1">Re</text:span><text:span text:style-name="T1">vie</text:span><text:span text:style-name="T1">we</text:span><text:span text:style-name="T1">dIn</text:span></text:p>
          </draw:text-box>
        </draw:frame>
        <draw:frame draw:style-name="gr16" draw:text-style-name="P3" draw:layer="layout" svg:width="3.067cm" svg:height="0.806cm" svg:x="12.569cm" svg:y="8.296cm">
          <draw:text-box>
            <text:p><text:span text:style-name="T1">Re</text:span><text:span text:style-name="T1">vie</text:span><text:span text:style-name="T1">wO</text:span><text:span text:style-name="T1">f</text:span></text:p>
          </draw:text-box>
        </draw:frame>
        <draw:custom-shape draw:style-name="gr23" draw:text-style-name="P1" draw:layer="layout" svg:width="2.413cm" svg:height="1.016cm" svg:x="6.842cm" svg:y="13.954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699cm" svg:height="1.016cm" svg:x="7.985cm" svg:y="4.556cm">
          <text:p text:style-name="P1">Catalog Num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255cm" svg:y1="13.954cm" svg:x2="13.319cm" svg:y2="7.223cm">
          <text:p/>
        </draw:line>
        <draw:line draw:style-name="gr18" draw:text-style-name="P4" draw:layer="layout" svg:x1="5.826cm" svg:y1="10.652cm" svg:x2="6.842cm" svg:y2="13.954cm">
          <text:p/>
        </draw:line>
        <draw:line draw:style-name="gr18" draw:text-style-name="P4" draw:layer="layout" svg:x1="9.255cm" svg:y1="14.97cm" svg:x2="13.446cm" svg:y2="16.113cm">
          <text:p/>
        </draw:line>
        <draw:frame draw:style-name="gr16" draw:text-style-name="P3" draw:layer="layout" svg:width="3.067cm" svg:height="0.806cm" svg:x="7.477cm" svg:y="12.132cm">
          <draw:text-box>
            <text:p><text:span text:style-name="T1">Co</text:span><text:span text:style-name="T1">pyr</text:span><text:span text:style-name="T1">igh</text:span><text:span text:style-name="T1">t,</text:span></text:p>
          </draw:text-box>
        </draw:frame>
        <draw:frame draw:style-name="gr25" draw:text-style-name="P3" draw:layer="layout" svg:width="1.797cm" svg:height="1.916cm" svg:x="5.045cm" svg:y="12.176cm">
          <draw:text-box>
            <text:p><text:span text:style-name="T1">Bo</text:span><text:span text:style-name="T1">rn,</text:span></text:p>
            <text:p><text:span text:style-name="T1">Die</text:span><text:span text:style-name="T1">d,</text:span></text:p>
            <text:p><text:span text:style-name="T1">...</text:span></text:p>
          </draw:text-box>
        </draw:frame>
        <draw:line draw:style-name="gr18" draw:text-style-name="P4" draw:layer="layout" svg:x1="9.255cm" svg:y1="13.954cm" svg:x2="19.796cm" svg:y2="10.779cm">
          <text:p/>
        </draw:line>
        <draw:frame draw:style-name="gr25" draw:text-style-name="P3" draw:layer="layout" svg:width="1.797cm" svg:height="1.916cm" svg:x="10.144cm" svg:y="15.34cm">
          <draw:text-box>
            <text:p><text:span text:style-name="T1">Sta</text:span><text:span text:style-name="T1">rt,</text:span></text:p>
            <text:p><text:span text:style-name="T1">En</text:span><text:span text:style-name="T1">d,</text:span></text:p>
            <text:p><text:span text:style-name="T1">...</text:span></text:p>
          </draw:text-box>
        </draw:frame>
        <draw:frame draw:style-name="gr25" draw:text-style-name="P3" draw:layer="layout" svg:width="1.797cm" svg:height="1.916cm" svg:x="17.265cm" svg:y="10.034cm">
          <draw:text-box>
            <text:p><text:span text:style-name="T1">Sta</text:span><text:span text:style-name="T1">rt,</text:span></text:p>
            <text:p><text:span text:style-name="T1">En</text:span><text:span text:style-name="T1">d,</text:span></text:p>
            <text:p><text:span text:style-name="T1">...</text:span></text:p>
          </draw:text-box>
        </draw:frame>
        <draw:custom-shape draw:style-name="gr26" draw:text-style-name="P1" draw:layer="layout" svg:width="3.429cm" svg:height="1.016cm" svg:x="19.796cm" svg:y="4.556cm">
          <text:p text:style-name="P1">Keywords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7.129cm" svg:y1="6.08cm" svg:x2="19.796cm" svg:y2="5.572cm">
          <text:p/>
        </draw:line>
        <draw:line draw:style-name="gr18" draw:text-style-name="P4" draw:layer="layout" svg:x1="6.842cm" svg:y1="13.954cm" svg:x2="7.985cm" svg:y2="5.572cm">
          <text:p/>
        </draw:line>
        <draw:frame draw:style-name="gr27" draw:text-style-name="P3" draw:layer="layout" svg:width="3.429cm" svg:height="2.286cm" svg:x="4.556cm" svg:y="5.953cm">
          <draw:text-box>
            <text:p><text:span text:style-name="T1">Ind</text:span><text:span text:style-name="T1">ex </text:span><text:span text:style-name="T1">Ye</text:span><text:span text:style-name="T1">ar,</text:span></text:p>
            <text:p><text:span text:style-name="T1">Co</text:span><text:span text:style-name="T1">pyr</text:span><text:span text:style-name="T1">igh</text:span><text:span text:style-name="T1">t,</text:span></text:p>
            <text:p><text:span text:style-name="T1">...</text:span></text:p>
          </draw:text-box>
        </draw:frame>
        <draw:line draw:style-name="gr18" draw:text-style-name="P4" draw:layer="layout" svg:x1="12.684cm" svg:y1="5.572cm" svg:x2="13.319cm" svg:y2="6.08cm">
          <text:p/>
        </draw:line>
        <draw:line draw:style-name="gr18" draw:text-style-name="P4" draw:layer="layout" svg:x1="10.017cm" svg:y1="3.032cm" svg:x2="10.652cm" svg:y2="4.175cm">
          <text:p/>
        </draw:line>
        <draw:line draw:style-name="gr18" draw:text-style-name="P4" draw:layer="layout" svg:x1="8.366cm" svg:y1="4.429cm" svg:x2="9.509cm" svg:y2="3.032cm">
          <text:p/>
        </draw:line>
        <draw:frame draw:style-name="gr28" draw:text-style-name="P3" draw:layer="layout" svg:width="2.686cm" svg:height="1.397cm" svg:x="8.886cm" svg:y="1.42cm">
          <draw:text-box>
            <text:p><text:span text:style-name="T1">Ne</text:span><text:span text:style-name="T1">xt,</text:span><text:span text:style-name="T1"><text:line-break/></text:span><text:span text:style-name="T1">Pr</text:span><text:span text:style-name="T1">evi</text:span><text:span text:style-name="T1">ou</text:span><text:span text:style-name="T1">s</text:span></text:p>
          </draw:text-box>
        </draw:frame>
      </draw:page>
      <draw:page draw:name="page2" draw:style-name="dp1" draw:master-page-name="Default">
        <draw:line draw:style-name="gr18" draw:text-style-name="P4" draw:layer="layout" svg:x1="20.53cm" svg:y1="2.988cm" svg:x2="23.07cm" svg:y2="2.988cm">
          <text:p/>
        </draw:line>
        <draw:custom-shape draw:style-name="gr20" draw:text-style-name="P1" draw:layer="layout" svg:width="2.413cm" svg:height="0.635cm" svg:x="20.657cm" svg:y="3.877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132cm" svg:height="0.806cm" svg:x="23.368cm" svg:y="3.75cm">
          <draw:text-box>
            <text:p><text:span text:style-name="T1">Entitie</text:span><text:span text:style-name="T1">s</text:span></text:p>
          </draw:text-box>
        </draw:frame>
        <draw:frame draw:style-name="gr19" draw:text-style-name="P3" draw:layer="layout" svg:width="2.568cm" svg:height="0.806cm" svg:x="23.324cm" svg:y="2.618cm">
          <draw:text-box>
            <text:p><text:span text:style-name="T1">Relation</text:span><text:span text:style-name="T1">s</text:span></text:p>
          </draw:text-box>
        </draw:frame>
        <draw:custom-shape draw:style-name="gr24" draw:text-style-name="P1" draw:layer="layout" svg:width="4.699cm" svg:height="1.016cm" svg:x="4.517cm" svg:y="2.731cm"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699cm" svg:height="1.016cm" svg:x="4.517cm" svg:y="9.081cm">
          <text:p text:style-name="P1">Par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699cm" svg:height="1.016cm" svg:x="4.517cm" svg:y="13.145cm">
          <text:p text:style-name="P1">Sub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.842cm" svg:y1="3.794cm" svg:x2="6.842cm" svg:y2="5.699cm">
          <text:p/>
        </draw:line>
        <draw:line draw:style-name="gr18" draw:text-style-name="P4" draw:layer="layout" svg:x1="6.803cm" svg:y1="10.097cm" svg:x2="6.803cm" svg:y2="13.145cm">
          <text:p/>
        </draw:line>
        <draw:frame draw:style-name="gr19" draw:text-style-name="P3" draw:layer="layout" svg:width="3.863cm" svg:height="1.916cm" svg:x="1.709cm" svg:y="6.704cm">
          <draw:text-box>
            <text:p><text:span text:style-name="T1">Volume,</text:span></text:p>
            <text:p><text:span text:style-name="T1">Index </text:span><text:span text:style-name="T1">Year,</text:span></text:p>
            <text:p><text:span text:style-name="T1">Copyrigh</text:span><text:span text:style-name="T1">t Year,</text:span></text:p>
          </draw:text-box>
        </draw:frame>
        <draw:custom-shape draw:style-name="gr24" draw:text-style-name="P1" draw:layer="layout" svg:width="4.699cm" svg:height="1.016cm" svg:x="4.517cm" svg:y="13.146cm">
          <text:p text:style-name="P1">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.803cm" svg:y1="10.098cm" svg:x2="6.803cm" svg:y2="13.146cm">
          <text:p/>
        </draw:line>
        <draw:custom-shape draw:style-name="gr24" draw:text-style-name="P1" draw:layer="layout" svg:width="4.699cm" svg:height="1.016cm" svg:x="4.556cm" svg:y="17.129cm">
          <text:p text:style-name="P1">Sub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.803cm" svg:y1="14.034cm" svg:x2="6.803cm" svg:y2="17.082cm">
          <text:p/>
        </draw:line>
        <draw:frame draw:style-name="gr19" draw:text-style-name="P3" draw:layer="layout" svg:width="3.334cm" svg:height="1.361cm" svg:x="1.857cm" svg:y="10.434cm">
          <draw:text-box>
            <text:p><text:span text:style-name="T1">English Title,</text:span></text:p>
            <text:p><text:span text:style-name="T1">German Title</text:span></text:p>
          </draw:text-box>
        </draw:frame>
        <draw:frame draw:style-name="gr19" draw:text-style-name="P3" draw:layer="layout" svg:width="3.334cm" svg:height="1.361cm" svg:x="2.002cm" svg:y="14.41cm">
          <draw:text-box>
            <text:p><text:span text:style-name="T1">Engli</text:span><text:span text:style-name="T1">sh </text:span><text:span text:style-name="T1">Title,</text:span></text:p>
            <text:p><text:span text:style-name="T1">Ger</text:span><text:span text:style-name="T1">man </text:span><text:span text:style-name="T1">Title</text:span></text:p>
          </draw:text-box>
        </draw:frame>
        <draw:frame draw:style-name="gr19" draw:text-style-name="P3" draw:layer="layout" svg:width="3.334cm" svg:height="1.361cm" svg:x="2.143cm" svg:y="18.562cm">
          <draw:text-box>
            <text:p><text:span text:style-name="T1">Engli</text:span><text:span text:style-name="T1">sh </text:span><text:span text:style-name="T1">Title,</text:span></text:p>
            <text:p><text:span text:style-name="T1">Ger</text:span><text:span text:style-name="T1">man </text:span><text:span text:style-name="T1">Title</text:span></text:p>
          </draw:text-box>
        </draw:frame>
        <draw:custom-shape draw:style-name="gr24" draw:text-style-name="P1" draw:layer="layout" svg:width="4.699cm" svg:height="1.016cm" svg:x="4.429cm" svg:y="5.699cm">
          <text:p text:style-name="P1">Volume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559cm" svg:height="1.361cm" svg:x="1.709cm" svg:y="3.921cm">
          <draw:text-box>
            <text:p><text:span text:style-name="T1">AAA,</text:span></text:p>
            <text:p><text:span text:style-name="T1">AJB</text:span></text:p>
          </draw:text-box>
        </draw:frame>
        <draw:line draw:style-name="gr18" draw:text-style-name="P4" draw:layer="layout" svg:x1="6.842cm" svg:y1="6.715cm" svg:x2="6.842cm" svg:y2="9.128cm">
          <text:p/>
        </draw:line>
        <draw:custom-shape draw:style-name="gr24" draw:text-style-name="P1" draw:layer="layout" svg:width="4.699cm" svg:height="1.016cm" svg:x="11.994cm" svg:y="9.081cm">
          <text:p text:style-name="P1">Par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699cm" svg:height="1.016cm" svg:x="11.994cm" svg:y="13.145cm">
          <text:p text:style-name="P1">Sub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28cm" svg:y1="10.097cm" svg:x2="14.28cm" svg:y2="13.145cm">
          <text:p/>
        </draw:line>
        <draw:custom-shape draw:style-name="gr24" draw:text-style-name="P1" draw:layer="layout" svg:width="4.699cm" svg:height="1.016cm" svg:x="11.994cm" svg:y="13.146cm">
          <text:p text:style-name="P1">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28cm" svg:y1="10.098cm" svg:x2="14.28cm" svg:y2="13.146cm">
          <text:p/>
        </draw:line>
        <draw:custom-shape draw:style-name="gr24" draw:text-style-name="P1" draw:layer="layout" svg:width="4.699cm" svg:height="1.016cm" svg:x="12.033cm" svg:y="17.129cm">
          <text:p text:style-name="P1">SubSection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28cm" svg:y1="14.034cm" svg:x2="14.28cm" svg:y2="17.082cm">
          <text:p/>
        </draw:line>
        <draw:frame draw:style-name="gr19" draw:text-style-name="P3" draw:layer="layout" svg:width="3.334cm" svg:height="1.361cm" svg:x="10.651cm" svg:y="10.298cm">
          <draw:text-box>
            <text:p><text:span text:style-name="T1">English Title,</text:span></text:p>
            <text:p><text:span text:style-name="T1">German Title</text:span></text:p>
          </draw:text-box>
        </draw:frame>
        <draw:frame draw:style-name="gr19" draw:text-style-name="P3" draw:layer="layout" svg:width="3.334cm" svg:height="1.361cm" svg:x="10.792cm" svg:y="14.688cm">
          <draw:text-box>
            <text:p><text:span text:style-name="T1">Englis</text:span><text:span text:style-name="T1">h </text:span><text:span text:style-name="T1">Title,</text:span></text:p>
            <text:p><text:span text:style-name="T1">Germ</text:span><text:span text:style-name="T1">an </text:span><text:span text:style-name="T1">Title</text:span></text:p>
          </draw:text-box>
        </draw:frame>
        <draw:frame draw:style-name="gr19" draw:text-style-name="P3" draw:layer="layout" svg:width="3.334cm" svg:height="1.361cm" svg:x="10.874cm" svg:y="18.399cm">
          <draw:text-box>
            <text:p><text:span text:style-name="T1">English </text:span><text:span text:style-name="T1">Title,</text:span></text:p>
            <text:p><text:span text:style-name="T1">German </text:span><text:span text:style-name="T1">Title</text:span></text:p>
          </draw:text-box>
        </draw:frame>
        <draw:custom-shape draw:style-name="gr24" draw:text-style-name="P1" draw:layer="layout" svg:width="4.699cm" svg:height="1.016cm" svg:x="11.906cm" svg:y="5.699cm">
          <text:p text:style-name="P1">Volume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319cm" svg:y1="6.715cm" svg:x2="14.319cm" svg:y2="9.128cm">
          <text:p/>
        </draw:line>
        <draw:line draw:style-name="gr18" draw:text-style-name="P4" draw:layer="layout" svg:x1="6.842cm" svg:y1="3.794cm" svg:x2="14.462cm" svg:y2="5.699cm">
          <text:p/>
        </draw:line>
        <draw:line draw:style-name="gr18" draw:text-style-name="P4" draw:layer="layout" svg:x1="9.128cm" svg:y1="6.207cm" svg:x2="11.922cm" svg:y2="6.207cm">
          <text:p/>
        </draw:line>
        <draw:line draw:style-name="gr18" draw:text-style-name="P4" draw:layer="layout" svg:x1="9.255cm" svg:y1="9.636cm" svg:x2="12.049cm" svg:y2="9.636cm">
          <text:p/>
        </draw:line>
        <draw:line draw:style-name="gr18" draw:text-style-name="P4" draw:layer="layout" svg:x1="9.255cm" svg:y1="13.7cm" svg:x2="11.922cm" svg:y2="13.7cm">
          <text:p/>
        </draw:line>
        <draw:line draw:style-name="gr18" draw:text-style-name="P4" draw:layer="layout" svg:x1="9.255cm" svg:y1="17.637cm" svg:x2="12.049cm" svg:y2="17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9:23:27.601837244</meta:creation-date>
    <meta:editing-duration>PT1H10M40S</meta:editing-duration>
    <meta:editing-cycles>20</meta:editing-cycles>
    <meta:generator>LibreOffice/6.4.6.2$Linux_X86_64 LibreOffice_project/40$Build-2</meta:generator>
    <dc:date>2021-02-01T08:04:03.578104874</dc:date>
    <meta:print-date>2021-01-31T17:19:44.630106539</meta:print-date>
    <meta:document-statistic meta:object-count="88"/>
  </office:meta>
</office:document-meta>
</file>